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0.25cm" loext:decorative="false"/>
    </style:style>
    <style:style style:name="gr2" style:family="graphic" style:parent-style-name="objectwithoutfill">
      <style:graphic-properties draw:marker-end="Pontas_20_das_20_setas_20_2" draw:marker-end-width="0.3cm" draw:fill="none" draw:textarea-vertical-align="middle" loext:decorative="false"/>
    </style:style>
    <style:style style:name="gr3" style:family="graphic" style:parent-style-name="objectwithoutfill">
      <style:graphic-properties draw:marker-end="Pontas_20_das_20_setas_20_3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Pontas_20_das_20_setas_20_4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Pontas_20_das_20_setas_20_6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0.75cm" svg:height="1cm" svg:x="3.5cm" svg:y="6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5cm" svg:height="1cm" svg:x="7.3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1cm" svg:x="7.3cm" svg:y="6.7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1cm" svg:y1="7.45cm" svg:x2="7.35cm" svg:y2="7.45cm">
          <text:p/>
        </draw:line>
        <draw:line draw:style-name="gr3" draw:text-style-name="P2" draw:layer="layout" svg:x1="7.75cm" svg:y1="7.5cm" svg:x2="7.75cm" svg:y2="10.75cm">
          <text:p/>
        </draw:line>
        <draw:line draw:style-name="gr4" draw:text-style-name="P2" draw:layer="layout" svg:x1="7.25cm" svg:y1="11.25cm" svg:x2="3.75cm" svg:y2="7.75cm">
          <text:p/>
        </draw:line>
        <draw:line draw:style-name="gr5" draw:text-style-name="P2" draw:layer="layout" svg:x1="7.237cm" svg:y1="6.836cm" svg:x2="4.237cm" svg:y2="6.836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5T06:44:58.810196183</meta:creation-date>
    <dc:date>2025-10-05T06:53:26.218846273</dc:date>
    <meta:editing-duration>PT8M43S</meta:editing-duration>
    <meta:editing-cycles>1</meta:editing-cycles>
    <meta:document-statistic meta:object-count="7"/>
    <meta:generator>LibreOffice/24.2.7.2$Linux_X86_64 LibreOffice_project/420$Build-2</meta:generator>
  </office:meta>
</office:document-meta>
</file>